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73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6"/>
    <style:style style:name="ce2" style:family="table-cell" style:parent-style-name="Default" style:data-style-name="N117"/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ce2"/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1" table:default-cell-style-name="ce2"/>
        <table:table-row table:style-name="ro1">
          <table:table-cell/>
          <table:table-cell table:style-name="Default" table:number-columns-repeated="2"/>
          <table:table-cell table:style-name="Default" office:value-type="string">
            <text:p>10^{-5}</text:p>
          </table:table-cell>
          <table:table-cell/>
          <table:table-cell table:style-name="Default"/>
          <table:table-cell table:style-name="Default" office:value-type="string">
            <text:p>342.5 &amp; 127.2 &amp; 242.0 &amp; 4.133\\</text:p>
          </table:table-cell>
          <table:table-cell table:style-name="Default" office:value-type="string">
            <text:p>320.5 &amp; 2197.0 &amp; 3100.4 &amp; 0.323\\</text:p>
          </table:table-cell>
        </table:table-row>
        <table:table-row table:style-name="ro1">
          <table:table-cell office:value-type="float" office:value="342.5">
            <text:p>342.5</text:p>
          </table:table-cell>
          <table:table-cell office:value-type="float" office:value="127.2">
            <text:p>127.2</text:p>
          </table:table-cell>
          <table:table-cell office:value-type="float" office:value="241.9585687382">
            <text:p>242.0</text:p>
          </table:table-cell>
          <table:table-cell office:value-type="float" office:value="4.132939">
            <text:p>4.133</text:p>
          </table:table-cell>
          <table:table-cell office:value-type="float" office:value="320.5">
            <text:p>320.5</text:p>
          </table:table-cell>
          <table:table-cell office:value-type="float" office:value="2197">
            <text:p>2197.0</text:p>
          </table:table-cell>
          <table:table-cell office:value-type="float" office:value="3100.4394224733">
            <text:p>3100.4</text:p>
          </table:table-cell>
          <table:table-cell office:value-type="float" office:value="0.3225349">
            <text:p>0.323</text:p>
          </table:table-cell>
        </table:table-row>
        <table:table-row table:style-name="ro1">
          <table:table-cell office:value-type="float" office:value="340.5">
            <text:p>340.5</text:p>
          </table:table-cell>
          <table:table-cell office:value-type="float" office:value="130.4">
            <text:p>130.4</text:p>
          </table:table-cell>
          <table:table-cell office:value-type="float" office:value="246.3779033271">
            <text:p>246.4</text:p>
          </table:table-cell>
          <table:table-cell office:value-type="float" office:value="4.0588055">
            <text:p>4.059</text:p>
          </table:table-cell>
          <table:table-cell office:value-type="float" office:value="318.5">
            <text:p>318.5</text:p>
          </table:table-cell>
          <table:table-cell office:value-type="float" office:value="1573.1">
            <text:p>1573.1</text:p>
          </table:table-cell>
          <table:table-cell office:value-type="float" office:value="2238.8072818581">
            <text:p>2238.8</text:p>
          </table:table-cell>
          <table:table-cell office:value-type="float" office:value="0.4466664">
            <text:p>0.447</text:p>
          </table:table-cell>
        </table:table-row>
        <table:table-row table:style-name="ro1">
          <table:table-cell office:value-type="float" office:value="338.5">
            <text:p>338.5</text:p>
          </table:table-cell>
          <table:table-cell office:value-type="float" office:value="144.5">
            <text:p>144.5</text:p>
          </table:table-cell>
          <table:table-cell office:value-type="float" office:value="265.8505963591">
            <text:p>265.9</text:p>
          </table:table-cell>
          <table:table-cell office:value-type="float" office:value="3.7615112">
            <text:p>3.762</text:p>
          </table:table-cell>
          <table:table-cell office:value-type="float" office:value="316.5">
            <text:p>316.5</text:p>
          </table:table-cell>
          <table:table-cell office:value-type="float" office:value="1304.6">
            <text:p>1304.6</text:p>
          </table:table-cell>
          <table:table-cell office:value-type="float" office:value="1867.9974890144">
            <text:p>1868.0</text:p>
          </table:table-cell>
          <table:table-cell office:value-type="float" office:value="0.5353326">
            <text:p>0.535</text:p>
          </table:table-cell>
        </table:table-row>
        <table:table-row table:style-name="ro1">
          <table:table-cell office:value-type="float" office:value="336.5">
            <text:p>336.5</text:p>
          </table:table-cell>
          <table:table-cell office:value-type="float" office:value="150">
            <text:p>150.0</text:p>
          </table:table-cell>
          <table:table-cell office:value-type="float" office:value="273.4463276836">
            <text:p>273.4</text:p>
          </table:table-cell>
          <table:table-cell office:value-type="float" office:value="3.6570248">
            <text:p>3.657</text:p>
          </table:table-cell>
          <table:table-cell office:value-type="float" office:value="314.5">
            <text:p>314.5</text:p>
          </table:table-cell>
          <table:table-cell office:value-type="float" office:value="1136.6">
            <text:p>1136.6</text:p>
          </table:table-cell>
          <table:table-cell office:value-type="float" office:value="1635.9824231011">
            <text:p>1636.0</text:p>
          </table:table-cell>
          <table:table-cell office:value-type="float" office:value="0.6112535">
            <text:p>0.611</text:p>
          </table:table-cell>
        </table:table-row>
        <table:table-row table:style-name="ro1">
          <table:table-cell office:value-type="float" office:value="334.5">
            <text:p>334.5</text:p>
          </table:table-cell>
          <table:table-cell office:value-type="float" office:value="165.9">
            <text:p>165.9</text:p>
          </table:table-cell>
          <table:table-cell office:value-type="float" office:value="295.4048964218">
            <text:p>295.4</text:p>
          </table:table-cell>
          <table:table-cell office:value-type="float" office:value="3.3851842">
            <text:p>3.385</text:p>
          </table:table-cell>
          <table:table-cell office:value-type="float" office:value="312.5">
            <text:p>312.5</text:p>
          </table:table-cell>
          <table:table-cell office:value-type="float" office:value="1009.4">
            <text:p>1009.4</text:p>
          </table:table-cell>
          <table:table-cell office:value-type="float" office:value="1460.3138731952">
            <text:p>1460.3</text:p>
          </table:table-cell>
          <table:table-cell office:value-type="float" office:value="0.6847843">
            <text:p>0.685</text:p>
          </table:table-cell>
        </table:table-row>
        <table:table-row table:style-name="ro1">
          <table:table-cell office:value-type="float" office:value="332.5">
            <text:p>332.5</text:p>
          </table:table-cell>
          <table:table-cell office:value-type="float" office:value="184.5">
            <text:p>184.5</text:p>
          </table:table-cell>
          <table:table-cell office:value-type="float" office:value="321.0922787194">
            <text:p>321.1</text:p>
          </table:table-cell>
          <table:table-cell office:value-type="float" office:value="3.1143695">
            <text:p>3.114</text:p>
          </table:table-cell>
          <table:table-cell office:value-type="float" office:value="310.5">
            <text:p>310.5</text:p>
          </table:table-cell>
          <table:table-cell office:value-type="float" office:value="911.9">
            <text:p>911.9</text:p>
          </table:table-cell>
          <table:table-cell office:value-type="float" office:value="1325.6622724419">
            <text:p>1325.7</text:p>
          </table:table-cell>
          <table:table-cell office:value-type="float" office:value="0.7543399">
            <text:p>0.754</text:p>
          </table:table-cell>
        </table:table-row>
        <table:table-row table:style-name="ro1">
          <table:table-cell office:value-type="float" office:value="330.5">
            <text:p>330.5</text:p>
          </table:table-cell>
          <table:table-cell office:value-type="float" office:value="217">
            <text:p>217.0</text:p>
          </table:table-cell>
          <table:table-cell office:value-type="float" office:value="365.9761456372">
            <text:p>366.0</text:p>
          </table:table-cell>
          <table:table-cell office:value-type="float" office:value="2.7324185">
            <text:p>2.732</text:p>
          </table:table-cell>
          <table:table-cell office:value-type="float" office:value="308.5">
            <text:p>308.5</text:p>
          </table:table-cell>
          <table:table-cell office:value-type="float" office:value="833.8">
            <text:p>833.8</text:p>
          </table:table-cell>
          <table:table-cell office:value-type="float" office:value="1217.8028876334">
            <text:p>1217.8</text:p>
          </table:table-cell>
          <table:table-cell office:value-type="float" office:value="0.821151">
            <text:p>0.821</text:p>
          </table:table-cell>
        </table:table-row>
        <table:table-row table:style-name="ro1">
          <table:table-cell office:value-type="float" office:value="328.5">
            <text:p>328.5</text:p>
          </table:table-cell>
          <table:table-cell office:value-type="float" office:value="255.2">
            <text:p>255.2</text:p>
          </table:table-cell>
          <table:table-cell office:value-type="float" office:value="418.7319522913">
            <text:p>418.7</text:p>
          </table:table-cell>
          <table:table-cell office:value-type="float" office:value="2.3881626">
            <text:p>2.388</text:p>
          </table:table-cell>
          <table:table-cell office:value-type="float" office:value="306.5">
            <text:p>306.5</text:p>
          </table:table-cell>
          <table:table-cell office:value-type="float" office:value="765.8">
            <text:p>765.8</text:p>
          </table:table-cell>
          <table:table-cell office:value-type="float" office:value="1123.8920276209">
            <text:p>1123.9</text:p>
          </table:table-cell>
          <table:table-cell office:value-type="float" office:value="0.8897652">
            <text:p>0.890</text:p>
          </table:table-cell>
        </table:table-row>
        <table:table-row table:style-name="ro1">
          <table:table-cell office:value-type="float" office:value="326.5">
            <text:p>326.5</text:p>
          </table:table-cell>
          <table:table-cell office:value-type="float" office:value="325.5">
            <text:p>325.5</text:p>
          </table:table-cell>
          <table:table-cell office:value-type="float" office:value="515.8192090395">
            <text:p>515.8</text:p>
          </table:table-cell>
          <table:table-cell office:value-type="float" office:value="1.9386637">
            <text:p>1.939</text:p>
          </table:table-cell>
          <table:table-cell office:value-type="float" office:value="304.5">
            <text:p>304.5</text:p>
          </table:table-cell>
          <table:table-cell office:value-type="float" office:value="715.6">
            <text:p>715.6</text:p>
          </table:table-cell>
          <table:table-cell office:value-type="float" office:value="1054.5637162586">
            <text:p>1054.6</text:p>
          </table:table-cell>
          <table:table-cell office:value-type="float" office:value="0.9482594">
            <text:p>0.948</text:p>
          </table:table-cell>
        </table:table-row>
        <table:table-row table:style-name="ro1">
          <table:table-cell office:value-type="float" office:value="324.5">
            <text:p>324.5</text:p>
          </table:table-cell>
          <table:table-cell office:value-type="float" office:value="436.9">
            <text:p>436.9</text:p>
          </table:table-cell>
          <table:table-cell office:value-type="float" office:value="669.6672944131">
            <text:p>669.7</text:p>
          </table:table-cell>
          <table:table-cell office:value-type="float" office:value="1.4932788">
            <text:p>1.493</text:p>
          </table:table-cell>
          <table:table-cell office:value-type="float" office:value="302.5">
            <text:p>302.5</text:p>
          </table:table-cell>
          <table:table-cell office:value-type="float" office:value="672.7">
            <text:p>672.7</text:p>
          </table:table-cell>
          <table:table-cell office:value-type="float" office:value="995.3170119272">
            <text:p>995.3</text:p>
          </table:table-cell>
          <table:table-cell office:value-type="float" office:value="1.004705">
            <text:p>1.005</text:p>
          </table:table-cell>
        </table:table-row>
        <table:table-row table:style-name="ro1">
          <table:table-cell office:value-type="float" office:value="322.5">
            <text:p>322.5</text:p>
          </table:table-cell>
          <table:table-cell office:value-type="float" office:value="883.5">
            <text:p>883.5</text:p>
          </table:table-cell>
          <table:table-cell office:value-type="float" office:value="1286.4406779661">
            <text:p>1286.4</text:p>
          </table:table-cell>
          <table:table-cell office:value-type="float" office:value="0.7773386">
            <text:p>0.777</text:p>
          </table:table-cell>
          <table:table-cell office:value-type="float" office:value="301.1">
            <text:p>301.1</text:p>
          </table:table-cell>
          <table:table-cell office:value-type="float" office:value="636.3">
            <text:p>636.3</text:p>
          </table:table-cell>
          <table:table-cell office:value-type="float" office:value="945.0470809793">
            <text:p>945.0</text:p>
          </table:table-cell>
          <table:table-cell office:value-type="float" office:value="1.0581483">
            <text:p>1.0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1" number:min-integer-digits="1"/>
    </number:number-style>
    <number:number-style style:name="N117">
      <number:number number:decimal-places="3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9">00/00/0000</text:date>, <text:time style:data-style-name="N2" text:time-value="0000-00-00T00:09:39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zysiek </meta:initial-creator>
    <meta:creation-date>2013-04-28T22:28:53</meta:creation-date>
    <dc:date>2013-04-29T23:24:15</dc:date>
    <dc:creator>Krzysiek </dc:creator>
    <meta:editing-duration>P0D</meta:editing-duration>
    <meta:editing-cycles>2</meta:editing-cycles>
    <meta:generator>LibreOffice/3.6$Linux_x86 LibreOffice_project/360m1$Build-2</meta:generator>
    <meta:document-statistic meta:table-count="1" meta:cell-count="91" meta:object-count="0"/>
  </office:meta>
</office:document-meta>
</file>